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2" office:value-type="string" calcext:value-type="string">
            <text:p>O</text:p>
          </table:table-cell>
          <table:table-cell table:number-columns-repeated="51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O</text:p>
          </table:table-cell>
          <table:table-cell table:number-columns-repeated="513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wis_small</text:p>
          </table:table-cell>
          <table:table-cell table:number-columns-repeated="512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0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76"/>
          <table:table-cell office:value-type="string" calcext:value-type="string">
            <text:p>triple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hot_consume_hunter_synergy</text:p>
          </table:table-cell>
          <table:table-cell table:number-columns-repeated="3"/>
          <table:table-cell office:value-type="string" calcext:value-type="string">
            <text:p>arrow_barr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/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79"/>
          <table:table-cell office:value-type="string" calcext:value-type="string">
            <text:p>imb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_crit_add_hunter_synergy</text:p>
          </table:table-cell>
          <table:table-cell/>
          <table:table-cell office:value-type="string" calcext:value-type="string">
            <text:p>recoil_add_hunter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add_wounds_synergy</text:p>
          </table:table-cell>
          <table:table-cell table:number-columns-repeated="6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7"/>
          <table:table-cell office:value-type="string" calcext:value-type="string">
            <text:p>dex_small</text:p>
          </table:table-cell>
          <table:table-cell table:number-columns-repeated="3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529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08:53:50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8T16:57:02.802000000</dc:date>
    <meta:editing-duration>P1DT1H11M3S</meta:editing-duration>
    <meta:editing-cycles>77</meta:editing-cycles>
    <meta:generator>Trio_Office/6.2.8.2$Windows_x86 LibreOffice_project/</meta:generator>
    <meta:document-statistic meta:table-count="1" meta:cell-count="323" meta:object-count="0"/>
  </office:meta>
</office:document-meta>
</file>